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Scripts/python/listener.py" manifest:media-type="application/binary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9fc36f" officeooo:paragraph-rsid="009fc36f"/>
    </style:style>
    <style:style style:name="P12" style:family="paragraph" style:parent-style-name="First_20_line_20_indent">
      <style:text-properties officeooo:rsid="00a09d0c" officeooo:paragraph-rsid="00a09d0c"/>
    </style:style>
    <style:style style:name="P13" style:family="paragraph" style:parent-style-name="First_20_line_20_indent">
      <style:text-properties officeooo:rsid="00a11fc5" officeooo:paragraph-rsid="00a11fc5"/>
    </style:style>
    <style:style style:name="P14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9fc36f" officeooo:paragraph-rsid="009fc36f"/>
    </style:style>
    <style:style style:name="P15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irst_20_line_20_indent">
      <style:text-properties officeooo:rsid="00a5fbe2" officeooo:paragraph-rsid="00a5fbe2"/>
    </style:style>
    <style:style style:name="P19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309a8"/>
    </style:style>
    <style:style style:name="P20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11fc5"/>
    </style:style>
    <style:style style:name="P21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0c33c" officeooo:paragraph-rsid="00a0c33c"/>
    </style:style>
    <style:style style:name="P22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309a8" officeooo:paragraph-rsid="00a309a8"/>
    </style:style>
    <style:style style:name="P23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24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text-transform="uppercase" fo:font-weight="normal" officeooo:rsid="00a309a8" officeooo:paragraph-rsid="00a309a8"/>
    </style:style>
    <style:style style:name="P27" style:family="paragraph" style:parent-style-name="Heading_20_2">
      <style:text-properties fo:font-weight="normal" officeooo:rsid="00a357dd" officeooo:paragraph-rsid="00a357dd"/>
    </style:style>
    <style:style style:name="P28" style:family="paragraph" style:parent-style-name="Heading_20_2">
      <style:text-properties officeooo:paragraph-rsid="00b0fc85"/>
    </style:style>
    <style:style style:name="P29" style:family="paragraph" style:parent-style-name="Heading_20_2">
      <style:text-properties officeooo:paragraph-rsid="00b24a01"/>
    </style:style>
    <style:style style:name="P30" style:family="paragraph" style:parent-style-name="Heading_20_2">
      <style:text-properties officeooo:paragraph-rsid="00b3e421"/>
    </style:style>
    <style:style style:name="P31" style:family="paragraph" style:parent-style-name="Heading_20_2">
      <style:text-properties officeooo:paragraph-rsid="00b8cc9e"/>
    </style:style>
    <style:style style:name="P32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33" style:family="paragraph" style:parent-style-name="Text_20_body">
      <style:text-properties fo:font-weight="normal" officeooo:rsid="00a357dd" officeooo:paragraph-rsid="00a357dd"/>
    </style:style>
    <style:style style:name="P34" style:family="paragraph" style:parent-style-name="Text_20_body">
      <style:text-properties officeooo:paragraph-rsid="00abf7d2"/>
    </style:style>
    <style:style style:name="P35" style:family="paragraph" style:parent-style-name="Text_20_body">
      <style:paragraph-properties fo:text-align="center" style:justify-single-word="false"/>
      <style:text-properties officeooo:rsid="00ba3570" officeooo:paragraph-rsid="00ba3570"/>
    </style:style>
    <style:style style:name="P3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6eac6"/>
    </style:style>
    <style:style style:name="P37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8cc9e"/>
    </style:style>
    <style:style style:name="P38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9e7e8"/>
    </style:style>
    <style:style style:name="P39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6eac6"/>
    </style:style>
    <style:style style:name="P40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8cc9e"/>
    </style:style>
    <style:style style:name="P4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a3570"/>
    </style:style>
    <style:style style:name="P4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9e7e8" officeooo:paragraph-rsid="00b9e7e8"/>
    </style:style>
    <style:style style:name="P4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a3570" officeooo:paragraph-rsid="00ba3570"/>
    </style:style>
    <style:style style:name="P44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rsid="00b3e421" officeooo:paragraph-rsid="00b3e421"/>
    </style:style>
    <style:style style:name="P45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3e421"/>
    </style:style>
    <style:style style:name="P4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3e421" officeooo:paragraph-rsid="00b3e421"/>
    </style:style>
    <style:style style:name="P47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paragraph-rsid="00b4ce70"/>
    </style:style>
    <style:style style:name="P48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paragraph-rsid="00b24a01"/>
    </style:style>
    <style:style style:name="P49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4ce70" officeooo:paragraph-rsid="00b4ce70"/>
    </style:style>
    <style:style style:name="P50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3e421"/>
    </style:style>
    <style:style style:name="P51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T1" style:family="text">
      <style:text-properties officeooo:rsid="00a0c33c"/>
    </style:style>
    <style:style style:name="T2" style:family="text">
      <style:text-properties officeooo:rsid="00a309a8"/>
    </style:style>
    <style:style style:name="T3" style:family="text">
      <style:text-properties style:text-position="super 58%"/>
    </style:style>
    <style:style style:name="T4" style:family="text">
      <style:text-properties officeooo:rsid="00a357dd"/>
    </style:style>
    <style:style style:name="T5" style:family="text">
      <style:text-properties fo:font-weight="normal"/>
    </style:style>
    <style:style style:name="T6" style:family="text">
      <style:text-properties fo:font-weight="normal" officeooo:rsid="00a357dd"/>
    </style:style>
    <style:style style:name="T7" style:family="text">
      <style:text-properties fo:font-weight="normal" officeooo:rsid="00a878ab"/>
    </style:style>
    <style:style style:name="T8" style:family="text">
      <style:text-properties fo:font-weight="normal" officeooo:rsid="00aa3690"/>
    </style:style>
    <style:style style:name="T9" style:family="text">
      <style:text-properties fo:font-weight="normal" officeooo:rsid="00accafe"/>
    </style:style>
    <style:style style:name="T10" style:family="text">
      <style:text-properties fo:font-weight="normal" officeooo:rsid="00adeec0"/>
    </style:style>
    <style:style style:name="T11" style:family="text">
      <style:text-properties fo:font-weight="normal" officeooo:rsid="00b0fc85"/>
    </style:style>
    <style:style style:name="T12" style:family="text">
      <style:text-properties fo:font-weight="normal" officeooo:rsid="00b4ce70"/>
    </style:style>
    <style:style style:name="T13" style:family="text">
      <style:text-properties fo:font-weight="normal" officeooo:rsid="00b6eac6"/>
    </style:style>
    <style:style style:name="T14" style:family="text">
      <style:text-properties fo:font-weight="normal" officeooo:rsid="00b63e4e"/>
    </style:style>
    <style:style style:name="T15" style:family="text">
      <style:text-properties fo:font-weight="normal" officeooo:rsid="00b8cc9e"/>
    </style:style>
    <style:style style:name="T16" style:family="text">
      <style:text-properties fo:font-weight="normal" officeooo:rsid="00b9e7e8"/>
    </style:style>
    <style:style style:name="T17" style:family="text">
      <style:text-properties fo:font-weight="normal" officeooo:rsid="00ba3570"/>
    </style:style>
    <style:style style:name="T18" style:family="text">
      <style:text-properties fo:font-weight="normal" officeooo:rsid="00ba52bb"/>
    </style:style>
    <style:style style:name="T19" style:family="text">
      <style:text-properties fo:font-weight="normal" officeooo:rsid="00be370d"/>
    </style:style>
    <style:style style:name="T20" style:family="text">
      <style:text-properties officeooo:rsid="00a5fbe2"/>
    </style:style>
    <style:style style:name="T21" style:family="text">
      <style:text-properties officeooo:rsid="00a616db"/>
    </style:style>
    <style:style style:name="T22" style:family="text">
      <style:text-properties officeooo:rsid="00a69a3c"/>
    </style:style>
    <style:style style:name="T23" style:family="text">
      <style:text-properties officeooo:rsid="00a73595"/>
    </style:style>
    <style:style style:name="T24" style:family="text">
      <style:text-properties fo:font-weight="bold" officeooo:rsid="00a73595" style:font-weight-asian="bold" style:font-weight-complex="bold"/>
    </style:style>
    <style:style style:name="T25" style:family="text">
      <style:text-properties fo:font-weight="bold" officeooo:rsid="00a73595" fo:background-color="#ffff00" loext:char-shading-value="0" style:font-weight-asian="bold" style:font-weight-complex="bold"/>
    </style:style>
    <style:style style:name="T26" style:family="text">
      <style:text-properties fo:font-weight="bold" officeooo:rsid="00a73595" fo:background-color="#ffff00" loext:char-shading-value="0" style:font-weight-asian="bold" style:font-weight-complex="bold"/>
    </style:style>
    <style:style style:name="T27" style:family="text">
      <style:text-properties officeooo:rsid="00a80285"/>
    </style:style>
    <style:style style:name="T28" style:family="text">
      <style:text-properties officeooo:rsid="00a80857"/>
    </style:style>
    <style:style style:name="T29" style:family="text">
      <style:text-properties officeooo:rsid="00a878ab"/>
    </style:style>
    <style:style style:name="T30" style:family="text">
      <style:text-properties officeooo:rsid="00aa3690"/>
    </style:style>
    <style:style style:name="T31" style:family="text">
      <style:text-properties officeooo:rsid="00abf7d2"/>
    </style:style>
    <style:style style:name="T32" style:family="text">
      <style:text-properties officeooo:rsid="00accafe"/>
    </style:style>
    <style:style style:name="T33" style:family="text">
      <style:text-properties officeooo:rsid="00adeec0"/>
    </style:style>
    <style:style style:name="T34" style:family="text">
      <style:text-properties officeooo:rsid="00ae855a"/>
    </style:style>
    <style:style style:name="T35" style:family="text">
      <style:text-properties officeooo:rsid="00af8bd3"/>
    </style:style>
    <style:style style:name="T36" style:family="text">
      <style:text-properties officeooo:rsid="00b0fc85"/>
    </style:style>
    <style:style style:name="T37" style:family="text">
      <style:text-properties officeooo:rsid="00b24a01"/>
    </style:style>
    <style:style style:name="T38" style:family="text">
      <style:text-properties officeooo:rsid="00b3e421"/>
    </style:style>
    <style:style style:name="T39" style:family="text">
      <style:text-properties officeooo:rsid="00b4ce70"/>
    </style:style>
    <style:style style:name="T40" style:family="text">
      <style:text-properties officeooo:rsid="00b63e4e"/>
    </style:style>
    <style:style style:name="T41" style:family="text">
      <style:text-properties officeooo:rsid="00b6eac6"/>
    </style:style>
    <style:style style:name="T42" style:family="text">
      <style:text-properties officeooo:rsid="00b8cc9e"/>
    </style:style>
    <style:style style:name="T43" style:family="text">
      <style:text-properties officeooo:rsid="00ba3570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4">ПАРУСНЫЙ КАТАМАРАН ИЗ ДВУХ БАЙДАРОК ТАЙМЕНЬ-3</text:p>
      <text:p text:style-name="P35">Пояснительная записка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5"><text:a xlink:type="simple" xlink:href="#__RefHeading___Toc0001_0000000001" text:style-name="Index_20_Link" text:visited-style-name="Index_20_Link">Введение<text:tab/>3</text:a></text:p>
          <text:p text:style-name="P15"><text:a xlink:type="simple" xlink:href="#__RefHeading___Toc0002_0000000001" text:style-name="Index_20_Link" text:visited-style-name="Index_20_Link">1 Порядок сборки<text:tab/>4</text:a></text:p>
          <text:p text:style-name="P16"><text:a xlink:type="simple" xlink:href="#__RefHeading___Toc0003_0000000001" text:style-name="Index_20_Link" text:visited-style-name="Index_20_Link">1.1 Сборка байдарок<text:tab/>4</text:a></text:p>
          <text:p text:style-name="P16"><text:a xlink:type="simple" xlink:href="#__RefHeading___Toc2451_3059341424" text:style-name="Index_20_Link" text:visited-style-name="Index_20_Link">1.2 Сборка вант<text:tab/>4</text:a></text:p>
          <text:p text:style-name="P16"><text:a xlink:type="simple" xlink:href="#__RefHeading___Toc2453_3059341424" text:style-name="Index_20_Link" text:visited-style-name="Index_20_Link">1.3 Сборка рамы катамарана<text:tab/>4</text:a></text:p>
          <text:p text:style-name="P16"><text:a xlink:type="simple" xlink:href="#__RefHeading___Toc2455_3059341424" text:style-name="Index_20_Link" text:visited-style-name="Index_20_Link">1.4 Сборка мачты<text:tab/>5</text:a></text:p>
          <text:p text:style-name="P16"><text:a xlink:type="simple" xlink:href="#__RefHeading___Toc2811_3059341424" text:style-name="Index_20_Link" text:visited-style-name="Index_20_Link">1.5 Сборка рулевого устройства<text:tab/>6</text:a></text:p>
          <text:p text:style-name="P16"><text:a xlink:type="simple" xlink:href="#__RefHeading___Toc2813_3059341424" text:style-name="Index_20_Link" text:visited-style-name="Index_20_Link">1.6 Постановка парусов<text:tab/>6</text:a></text:p>
          <text:p text:style-name="P15"><text:a xlink:type="simple" xlink:href="#__RefHeading___Toc0004_0000000001" text:style-name="Index_20_Link" text:visited-style-name="Index_20_Link">2 Раздел второй<text:tab/>8</text:a></text:p>
          <text:p text:style-name="P15"><text:a xlink:type="simple" xlink:href="#__RefHeading___Toc00005_0000000001" text:style-name="Index_20_Link" text:visited-style-name="Index_20_Link">Список использованных источников и литературы<text:tab/>9</text:a></text:p>
        </text:index-body>
      </text:table-of-content>
      <text:p text:style-name="Text_20_body"/>
      <text:list xml:id="list3301130971" text:style-name="Outline">
        <text:list-header>
          <text:h text:style-name="P24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2">Изделие «Парусный катамаран из двух байдарок Таймень-3» построено на базе двух штатных байдарок Таймень-3 с ПВХ оболочкой и доукомплектовано настилом (палубой), мачтой, комплектом парусного вооружения, швертом и рулём.</text:p>
      <text:p text:style-name="P13">За основу конструкции взят парусный катамаран из [1]. <text:span text:style-name="T2">И</text:span>зделие характеризуется следующими основными пунктами:</text:p>
      <text:list xml:id="list678953543" text:style-name="L1">
        <text:list-item>
          <text:p text:style-name="P19"><text:span text:style-name="T1">стрингер рамы </text:span>набран <text:span text:style-name="T1">из 3-х колен одинакового сечения;</text:span></text:p>
        </text:list-item>
        <text:list-item>
          <text:p text:style-name="P19">трубы бимсов сделаны универсальными и взаимозаменяемыми, с рымами на концах для крепления вант, оттяжек стрингера и бортовой снасти;</text:p>
        </text:list-item>
        <text:list-item>
          <text:p text:style-name="P19">пересмотрен относительно [1] способ крепления бимсов непосредственно к шпангоутам байдарок — применены фанерные вставки, распределяющие нагрузку рамы на кильсон, как наиболее мощный элемент каркаса байдарок, в отличие от старой схемы с опорой рамы на тонкие шпангоуты;</text:p>
        </text:list-item>
        <text:list-item>
          <text:p text:style-name="P21">шверт выполнен из дерева с покрытием шпатлёвкой и красой;</text:p>
        </text:list-item>
        <text:list-item>
          <text:p text:style-name="P21">узел руля упрощен согласно замечаниям Красавина С.Ю.;</text:p>
        </text:list-item>
        <text:list-item>
          <text:p text:style-name="P20">перо руля выполнено упрощенным из листового дюраля <text:span text:style-name="T2">согласно замечаниям Красавина С.Ю.</text:span>;</text:p>
        </text:list-item>
        <text:list-item>
          <text:p text:style-name="P20">применена не только Х-образная стяжка рамы стальными тросами, но и носовая и кормовая стяжки для повышения прочности конструкции и исключения деформаций трубы стрингера, особенно в корме;</text:p>
        </text:list-item>
        <text:list-item>
          <text:p text:style-name="P22">парусное вооружение состоит из грота (~3,5м<text:span text:style-name="T3">2</text:span>) и стакселя (~3м<text:span text:style-name="T3">2</text:span>).</text:p>
        </text:list-item>
      </text:list>
      <text:p text:style-name="P18">В документе используются ссылки на <text:span text:style-name="T43">цифровые обозначения сборочного чертежа СБ.</text:span></text:p>
      <text:list xml:id="list170351010854212" text:continue-list="list3301130971" text:style-name="Outline">
        <text:list-item>
          <text:h text:style-name="P26" text:outline-level="1"><text:bookmark-start text:name="__RefHeading___Toc0002_0000000001"/>Порядок сборки<text:bookmark-end text:name="__RefHeading___Toc0002_0000000001"/></text:h>
          <text:list>
            <text:list-item>
              <text:h text:style-name="P27" text:outline-level="2"><text:bookmark-start text:name="__RefHeading___Toc0003_0000000001"/>Сборка байдарок<text:bookmark-end text:name="__RefHeading___Toc0003_0000000001"/></text:h>
            </text:list-item>
          </text:list>
        </text:list-item>
      </text:list>
      <text:p text:style-name="P33"><text:tab/>Сборка байдарок <text:span text:style-name="T21">(1)</text:span> осуществляется в соответствии с Инструкцией по сборке байдарки «Таймень-3» (не приводится).</text:p>
      <text:p text:style-name="P33"/>
      <text:list xml:id="list170350709301535" text:continue-numbering="true" text:style-name="Outline">
        <text:list-item>
          <text:list>
            <text:list-item>
              <text:h text:style-name="P29" text:outline-level="2"><text:bookmark-start text:name="__RefHeading___Toc2451_3059341424"/>Сборка <text:span text:style-name="T11">вант</text:span><text:bookmark-end text:name="__RefHeading___Toc2451_3059341424"/></text:h>
            </text:list-item>
          </text:list>
        </text:list-item>
      </text:list>
      <text:p text:style-name="P51"><text:span text:style-name="T37">1.2.1 </text:span><text:span text:style-name="T36">На боковых треугольных оттяжках (56) закрепить карабины (47) 2шт. в коушах (49) и закрепить зажим (46) (см. вид К).</text:span></text:p>
      <text:p text:style-name="P48"><text:span text:style-name="T11">1.2.2 Собрать носовую ванту (45), закрепив на ней карабины (48) 2 шт. и талреп (52). Аналогичным образом собрать две боковые ванты.</text:span></text:p>
      <text:p text:style-name="P33"/>
      <text:list xml:id="list170352255835456" text:continue-numbering="true" text:style-name="Outline">
        <text:list-item>
          <text:list>
            <text:list-item>
              <text:h text:style-name="P30" text:outline-level="2"><text:bookmark-start text:name="__RefHeading___Toc2453_3059341424"/>Сборка рамы <text:span text:style-name="T4">катамарана</text:span><text:bookmark-end text:name="__RefHeading___Toc2453_3059341424"/></text:h>
            </text:list-item>
          </text:list>
        </text:list-item>
      </text:list>
      <text:p text:style-name="P44">1.3.1 <text:span text:style-name="T28">Собрать составной </text:span><text:span text:style-name="T20">стрингер (13), продев на его носовую часть хомут степса (70) нижней части мачты (20). </text:span><text:span text:style-name="T42">При этом стакан балера (36) на кормовом конце стрингера должен быть расположен вертикально (см. вид В), а на носовом конце стрингера два рыма сверху, один сбоку (см. вид Н).</text:span></text:p>
      <text:p text:style-name="P46">1.3.2 Надеть на один бимс (11) шверт (14) (открутив при этом с одного конца рым-болт и вернув его после выполнения операции на место) и поместить этот бимс вторым по счету считая от носа байдарок (на шпангоуте 2а).</text:p>
      <text:p text:style-name="P45"><text:span text:style-name="T38">1.3.3 Закрепить бимсы 4 шт (11) на стрингере (13) при помощи хомутов (66) 4шт, жестко не затягивая болтовые соединения. </text:span><text:span text:style-name="T42">При этом хомут степса (71) должен располагаться за первым бимсом (см. вид Л).</text:span></text:p>
      <text:p text:style-name="P45"><text:span text:style-name="T39">1.3.4 </text:span><text:span text:style-name="T21">Соединить между собой фанерные вставки усиления шпангоутов (81) на шпангоутах байдарок (1) при помощи </text:span><text:span text:style-name="T22">винтов и гаек </text:span><text:span text:style-name="T30">(см. вид Е).</text:span></text:p>
      <text:p text:style-name="P49">1.3.5 <text:span text:style-name="T22">Разместить байдарки (1) параллельно друг другу и </text:span><text:span text:style-name="T23">по</text:span><text:span text:style-name="T22">местить сверху </text:span><text:span text:style-name="T23">на фальшборта (5)</text:span><text:span text:style-name="T22"> собранную раму, помещая при этом бимсы </text:span><text:span text:style-name="T23">(11)</text:span><text:span text:style-name="T22"> на фанерные вставки усиления шпангоутов (81).</text:span></text:p>
      <text:p text:style-name="P49"><text:soft-page-break/>1.3.6 <text:span text:style-name="T23">Закрепить бимсы (11) на вставках усиления шпангоутов (81) при помощи (</text:span><text:span text:style-name="T26">ЧЕГО И КАК?</text:span><text:span text:style-name="T23">), </text:span><text:span text:style-name="T27">контролируя при этом параллельность байдарок и оставляя одинаковые расстояния от конца бимсов до фальшборта.</text:span></text:p>
      <text:p text:style-name="P49">1.3.7 <text:span text:style-name="T28">Затянуть болты хомутов (66), обеспечивая жесткость рамы.</text:span></text:p>
      <text:p text:style-name="P49">1.3.8 <text:span text:style-name="T29">Установить хомуты 4шт. оттяжек (65) рамы на кормовом и носовом бимсах (11).</text:span></text:p>
      <text:p text:style-name="P47"><text:span text:style-name="T39">1.3.9 </text:span><text:span text:style-name="T30">Установить Х-образную стяжку (55) в хомуты (65), используя карабины </text:span><text:span text:style-name="T31">(47, 48), </text:span><text:span text:style-name="T30">талрепы </text:span><text:span text:style-name="T31">(52) и жестко натянуть при помощи талрепов </text:span><text:span text:style-name="T40">(52)</text:span><text:span text:style-name="T31"> </text:span><text:span text:style-name="T40">(</text:span><text:span text:style-name="T31">контролируя при этом параллельность байдарок</text:span><text:span text:style-name="T40">)</text:span><text:span text:style-name="T31"> </text:span><text:span text:style-name="T33">так чтобы ст</text:span><text:span text:style-name="T40">я</text:span><text:span text:style-name="T33">жка не мешала шверту (14) </text:span><text:span text:style-name="T34">(см. виды П, Р, С).</text:span></text:p>
      <text:p text:style-name="P49">1.3.10 У<text:span text:style-name="T31">становить носовую и кормовую оттяжки (53, 54) в носовые и кормовые рымы стрингера, </text:span><text:span text:style-name="T30">используя карабины </text:span><text:span text:style-name="T31">(47, 48), </text:span><text:span text:style-name="T30">талрепы </text:span><text:span text:style-name="T31">(52) и жестко натянуть при помощи талрепов </text:span><text:span text:style-name="T40">(52)</text:span><text:span text:style-name="T31">, контролируя при этом параллельность байдарок. </text:span><text:span text:style-name="T34">(см. виды С, Н).</text:span></text:p>
      <text:p text:style-name="P49">1.3.11 <text:span text:style-name="T32">Установить палубы (12) на кормовой, 2 и 3 бимсы (11).</text:span></text:p>
      <text:p text:style-name="P49">1.3.12 <text:span text:style-name="T32">Привязать снасть подъема шверта (51) к шверту (14).</text:span></text:p>
      <text:p text:style-name="P49">1.3.13 Установить в рымы на концах 1 и 2 бимса (11) собранные в п.1.2.1 треугольные тросы при помощи карабинов.</text:p>
      <text:p text:style-name="P34"><text:span text:style-name="T6"><text:tab/></text:span></text:p>
      <text:list xml:id="list170351209004160" text:continue-numbering="true" text:style-name="Outline">
        <text:list-item>
          <text:list>
            <text:list-item>
              <text:h text:style-name="P28" text:outline-level="2"><text:bookmark-start text:name="__RefHeading___Toc2455_3059341424"/>Сборка мачты<text:bookmark-end text:name="__RefHeading___Toc2455_3059341424"/></text:h>
            </text:list-item>
          </text:list>
        </text:list-item>
      </text:list>
      <text:section text:style-name="Sect2" text:name="Раздел2">
        <text:p text:style-name="P39">1.4.1 На нижнее колено мачты (20) надеть <text:span text:style-name="T35">хомут Т-образного соединения труб (71) со вставкой усиления (78) </text:span>и закрепленным болтовым соединением гиком (18) <text:span text:style-name="T35">(см. вид Л).</text:span></text:p>
        <text:p text:style-name="P36"><text:span text:style-name="T41">1.4.2 </text:span><text:span text:style-name="T28">Собрать </text:span><text:span text:style-name="T29">мачту (20) в горизонтальном положении, соединив её колена </text:span><text:span text:style-name="T30">(2шт.)</text:span><text:span text:style-name="T29"> при помощи соединителя (22) </text:span><text:span text:style-name="T35">(см. виды Б, М) </text:span><text:span text:style-name="T32">(степс нижнего колена мачты при этом уже закреплен на раме в п.1.2.1).</text:span></text:p>
        <text:p text:style-name="P36"><text:span text:style-name="T41">1.4.3 </text:span><text:span text:style-name="T7">Закрепить на топе мачты шток флюгарки (25) и установить флюгарку (24) </text:span><text:span text:style-name="T9">(см. вид А).</text:span></text:p>
        <text:p text:style-name="P36"><text:soft-page-break/><text:span text:style-name="T9">1.</text:span><text:span text:style-name="T13">4.5 </text:span><text:span text:style-name="T7">Закрепить на пластине (21) топа мачты </text:span><text:span text:style-name="T8">карабины (48) </text:span><text:span text:style-name="T12">2</text:span><text:span text:style-name="T8">шт. </text:span><text:span text:style-name="T12">с блоками (43) </text:span><text:span text:style-name="T9">(см. вид А)</text:span><text:span text:style-name="T8"> </text:span><text:span text:style-name="T12">и продеть через данные блоки </text:span><text:span text:style-name="T8">фалы соответствующих парусов — (57, 58).</text:span></text:p>
        <text:p text:style-name="P37"><text:span text:style-name="T8">1.</text:span><text:span text:style-name="T13">4.6 </text:span><text:span text:style-name="T8">Закрепить в рымах (101, 102) </text:span><text:span text:style-name="T12">и носовом отверстии пластины (21) </text:span><text:span text:style-name="T9">карабины </text:span><text:span text:style-name="T8">(48) </text:span><text:span text:style-name="T12">3</text:span><text:span text:style-name="T8">шт. </text:span><text:span text:style-name="T12">собранных в пп.1.2.2 вант</text:span><text:span text:style-name="T8"> </text:span><text:span text:style-name="T9">(см. вид А).</text:span></text:p>
        <text:p text:style-name="P37"><text:span text:style-name="T8">1.</text:span><text:span text:style-name="T13">4.7 </text:span><text:span text:style-name="T8">П</text:span><text:span text:style-name="T14">однять мачту (20) в вертикальное положение и закрепить вантами: носовую ванту (45) оттянуть к рыму на носу стрингера (13), боковые ванты (44) оттянуть к треугольным оттяжкам (56), установленным на раму в п.1.3.13.</text:span></text:p>
        <text:p text:style-name="P39"><text:span text:style-name="T14">1.</text:span><text:span text:style-name="T5">4.8 </text:span><text:span text:style-name="T10">Стянуть ванты талрепами (52) (см. виды К, Н), </text:span><text:span text:style-name="T5">контролируя вертикальность мачты (20).</text:span></text:p>
        <text:p text:style-name="P39"><text:span text:style-name="T5"/></text:p>
        <text:list xml:id="list170350698266606" text:continue-numbering="true" text:style-name="Outline">
          <text:list-item>
            <text:list>
              <text:list-item>
                <text:h text:style-name="P31" text:outline-level="2"><text:bookmark-start text:name="__RefHeading___Toc2811_3059341424"/>Сборка <text:span text:style-name="T15">рулевого устройства</text:span><text:bookmark-end text:name="__RefHeading___Toc2811_3059341424"/></text:h>
              </text:list-item>
            </text:list>
          </text:list-item>
        </text:list>
        <text:p text:style-name="P40"><text:span text:style-name="T5">1.</text:span><text:span text:style-name="T15">5</text:span><text:span text:style-name="T5">.1 </text:span><text:span text:style-name="T15">Продеть в стакан балера </text:span><text:span text:style-name="T16">(36) трубу балера (31) так, чтобы подшипники балера (33) дошли до верхнего торца стакана. </text:span></text:p>
        <text:p text:style-name="P38"><text:span text:style-name="T16">1.5.2 В случае, если румпель (34) не закреплен на балере (33) - <text:s/>закрепить его при помощи хомута (69), рым-болта и винтового соединения (см. вид В).</text:span></text:p>
        <text:p text:style-name="P42"><text:span text:style-name="T5">1.5.3 Соединить привод румпеля (35) </text:span><text:span text:style-name="T19">с</text:span><text:span text:style-name="T5"> румпел</text:span><text:span text:style-name="T19">ем</text:span><text:span text:style-name="T5"> (34) болтовым соединением (см. вид В).</text:span></text:p>
        <text:p text:style-name="P42"><text:span text:style-name="T5">1.5.4 Вставить перо руля (32) в прорезь на нижнем конце балера (31) и закрепить винтовым соединением (см. вид В).</text:span></text:p>
        <text:p text:style-name="P42"><text:span text:style-name="T5">1.5.5 В отверстие на пере руля (32) продеть карабин (47), к которому привязать сорлинь (50), </text:span><text:span text:style-name="T19">который</text:span><text:span text:style-name="T5"> продеть через рым на румпеле (35) и закрепить на кормовом бимсе (11).</text:span></text:p>
        <text:p text:style-name="P43"><text:span text:style-name="T5"/></text:p>
        <text:list xml:id="list170352548242611" text:continue-numbering="true" text:style-name="Outline">
          <text:list-item>
            <text:list>
              <text:list-item>
                <text:h text:style-name="Heading_20_2" text:outline-level="2"><text:bookmark-start text:name="__RefHeading___Toc2813_3059341424"/>Постановка парусов<text:bookmark-end text:name="__RefHeading___Toc2813_3059341424"/></text:h>
              </text:list-item>
            </text:list>
          </text:list-item>
        </text:list>
        <text:p text:style-name="P41"><text:span text:style-name="T5">1.</text:span><text:span text:style-name="T17">6</text:span><text:span text:style-name="T5">.1 </text:span></text:p>
        <text:p text:style-name="P39"><text:span text:style-name="T5"/></text:p>
      </text:section>
      <text:p text:style-name="P11"/>
      <text:list xml:id="list170351328562799" text:continue-numbering="true" text:style-name="Outline">
        <text:list-item>
          <text:h text:style-name="P25" text:outline-level="1"><text:bookmark-start text:name="__RefHeading___Toc0004_0000000001"/>Раздел второй<text:bookmark-end text:name="__RefHeading___Toc0004_0000000001"/></text:h>
        </text:list-item>
      </text:list>
      <text:p text:style-name="First_20_line_20_indent">Содержимое второго раздела.</text:p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24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1738904420" text:style-name="Numbering_20_123">
        <text:list-item>
          <text:p text:style-name="P23">Туристкие разборные парусные суда. Перегудов В.М. - М.: Физкультура и спорт, 1987.- 240с., ил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2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54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4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4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4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6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2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3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2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6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6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6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59"><draw:text-box><text:p text:style-name="Значение_20_графы_20_форматной_20_рамки"><text:page-count>8</text:page-count></text:p></draw:text-box></draw:frame><draw:frame draw:style-name="Mfr1" draw:name="Перв.1: 10 Разраб. (наименование)" text:anchor-type="paragraph" svg:x="2cm" svg:y="26.7cm" svg:width="1.7cm" svg:height="0.499cm" draw:z-index="15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46"><draw:text-box><text:p text:style-name="MP4">Пров.</text:p></draw:text-box></draw:frame><draw:frame draw:style-name="Mfr3" draw:name="Перв.1: 10" text:anchor-type="paragraph" svg:x="2cm" svg:y="27.7cm" svg:width="1.7cm" svg:height="0.499cm" draw:z-index="12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3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5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5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53"><draw:text-box><text:p text:style-name="MP7">Красавин</text:p></draw:text-box></draw:frame><draw:frame draw:style-name="Mfr3" draw:name="Перв.1: 11" text:anchor-type="paragraph" svg:x="3.701cm" svg:y="27.7cm" svg:width="2.3cm" svg:height="0.499cm" draw:z-index="131"><draw:text-box><text:p text:style-name="MP5"/></draw:text-box></draw:frame><draw:frame draw:style-name="Mfr3" draw:name="Перв.1: 11 Н. контр." text:anchor-type="paragraph" svg:x="3.701cm" svg:y="28.199cm" svg:width="2.3cm" svg:height="0.499cm" draw:z-index="15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47"><draw:text-box><text:p text:style-name="MP5"/></draw:text-box></draw:frame><draw:frame draw:style-name="Mfr3" draw:name="Перв.1: 13 Разраб." text:anchor-type="paragraph" svg:x="7.5cm" svg:y="26.7cm" svg:width="1cm" svg:height="0.499cm" draw:z-index="157"><draw:text-box><text:p text:style-name="MP5"/></draw:text-box></draw:frame><draw:frame draw:style-name="Mfr3" draw:name="Перв.1: 13 Пров." text:anchor-type="paragraph" svg:x="7.5cm" svg:y="27.199cm" svg:width="1cm" svg:height="0.499cm" draw:z-index="154"><draw:text-box><text:p text:style-name="MP5"/></draw:text-box></draw:frame><draw:frame draw:style-name="Mfr3" draw:name="Перв.1: 13" text:anchor-type="paragraph" svg:x="7.5cm" svg:y="27.7cm" svg:width="1cm" svg:height="0.499cm" draw:z-index="130"><draw:text-box><text:p text:style-name="MP5"/></draw:text-box></draw:frame><draw:frame draw:style-name="Mfr3" draw:name="Перв.1: 13 Н. контр." text:anchor-type="paragraph" svg:x="7.5cm" svg:y="28.199cm" svg:width="1cm" svg:height="0.499cm" draw:z-index="151"><draw:text-box><text:p text:style-name="MP5"/></draw:text-box></draw:frame><draw:frame draw:style-name="Mfr3" draw:name="Перв.1: 13 Утв." text:anchor-type="paragraph" svg:x="7.5cm" svg:y="28.7cm" svg:width="1cm" svg:height="0.499cm" draw:z-index="14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4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4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4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4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5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3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6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3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2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2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3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2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3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2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2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3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3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1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7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13"><draw:text-box><text:p text:style-name="Значение_20_графы_20_форматной_20_рамки"><text:page-number text:select-page="current">7</text:page-number></text:p></draw:text-box></draw:frame><draw:frame draw:style-name="Mfr1" draw:name="Прочие: 14 Изм. (наименование)" text:anchor-type="paragraph" svg:x="2cm" svg:y="28.7cm" svg:width="0.7cm" svg:height="0.499cm" draw:z-index="19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25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31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37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43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49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16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10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04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98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92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86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80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74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68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62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56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3H4M59S</meta:editing-duration>
    <meta:editing-cycles>26</meta:editing-cycles>
    <meta:generator>LibreOffice/6.4.7.2$Linux_X86_64 LibreOffice_project/40$Build-2</meta:generator>
    <dc:date>2024-06-27T17:03:44.473777641</dc:date>
    <meta:document-statistic meta:table-count="0" meta:image-count="0" meta:object-count="0" meta:page-count="8" meta:paragraph-count="200" meta:word-count="1157" meta:character-count="7072" meta:non-whitespace-character-count="6124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